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officeooo:rsid="04473353" style:font-size-asian="10pt" style:font-size-complex="10pt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officeooo:rsid="04473353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4" style:family="text">
      <style:text-properties fo:color="#000000" loext:opacity="100%" style:font-name="Liberation Sans" fo:font-size="12pt" style:font-size-asian="12pt" style:font-size-complex="12pt"/>
    </style:style>
    <style:style style:name="T15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7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officeooo:rsid="047da547"/>
    </style:style>
    <style:style style:name="T18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6" style:family="text">
      <style:text-properties style:use-window-font-color="true" loext:opacity="0%" style:font-name="Liberation Sans" fo:font-size="12pt" style:font-size-asian="12pt" style:font-size-complex="12pt"/>
    </style:style>
    <style:style style:name="T217" style:family="text">
      <style:text-properties style:use-window-font-color="true" loext:opacity="0%" style:font-name="Liberation Sans" officeooo:rsid="0efd8e5c"/>
    </style:style>
    <style:style style:name="T21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officeooo:rsid="04473353"/>
    </style:style>
    <style:style style:name="T22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officeooo:rsid="0aace3cd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officeooo:rsid="0f0ca65a"/>
    </style:style>
    <style:style style:name="T247" style:family="text">
      <style:text-properties officeooo:rsid="0f95a7a0"/>
    </style:style>
    <style:style style:name="T248" style:family="text">
      <style:text-properties officeooo:rsid="0f8f58bd"/>
    </style:style>
    <style:style style:name="T249" style:family="text">
      <style:text-properties style:text-underline-style="none"/>
    </style:style>
    <style:style style:name="T250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8">C</text:span></text:span><text:span text:style-name="Strong_20_Emphasis"><text:span text:style-name="T117">hecklist voor </text:span></text:span><text:span text:style-name="Strong_20_Emphasis"><text:span text:style-name="T119">de installatie</text:span></text:span><text:span text:style-name="Strong_20_Emphasis"><text:span text:style-name="T117"> van </text:span></text:span><text:span text:style-name="Strong_20_Emphasis"><text:span text:style-name="T117"><text:user-field-get text:name="Distro">Ubuntu</text:user-field-get></text:span></text:span><text:span text:style-name="Strong_20_Emphasis"><text:span text:style-name="T117"><text:s/></text:span></text:span><text:span text:style-name="Strong_20_Emphasis"><text:span text:style-name="T123"><text:user-field-get text:name="Version">24.04</text:user-field-get></text:span></text:span><text:span text:style-name="Strong_20_Emphasis"><text:span text:style-name="T121"><text:note text:id="ftn1" text:note-class="footnote"><text:note-citation>1</text:note-citation><text:note-body><text:p text:style-name="P60"><text:span text:style-name="T231">D</text:span><text:span text:style-name="T224">eze </text:span><text:span text:style-name="Strong_20_Emphasis"><text:span text:style-name="T235"><text:user-field-get text:name="Distro">Ubuntu</text:user-field-get></text:span></text:span><text:span text:style-name="T226"><text:s/></text:span><text:span text:style-name="T236"><text:user-field-get text:name="Version">24.04</text:user-field-get></text:span><text:span text:style-name="T236"><text:s/>Server</text:span><text:span text:style-name="T224"> (codenaam </text:span><text:span text:style-name="T232">noble</text:span><text:span text:style-name="T224">) van april</text:span><text:span text:style-name="T227"> </text:span><text:span text:style-name="Strong_20_Emphasis"><text:span text:style-name="T237"><text:user-field-get text:name="Releaseyear">2024</text:user-field-get></text:span></text:span><text:span text:style-name="T228"><text:s/></text:span><text:span text:style-name="T231">is een zogenaamde </text:span><text:span text:style-name="T224">LTS-</text:span><text:span text:style-name="T231">versie</text:span><text:span text:style-name="T224"> </text:span><text:span text:style-name="T231">(</text:span><text:span text:style-name="T224">staat voor Long-Term Support, </text:span><text:span text:style-name="T225">langetermijnondersteuning</text:span><text:span text:style-name="T231">)</text:span><text:span text:style-name="T225"> </text:span><text:span text:style-name="T233">en</text:span><text:span text:style-name="T228"> </text:span><text:span text:style-name="T224">wordt gedurende 5 jaar ondersteund tot april 202</text:span><text:span text:style-name="T232">9</text:span><text:span text:style-name="T224">, en met een </text:span><text:span text:style-name="T229">gratis persoonlijk </text:span><text:span text:style-name="T224">Ubuntu </text:span><text:span text:style-name="T230">P</text:span><text:span text:style-name="T224">ro-abonnement gedurende 1</text:span><text:span text:style-name="T234">0</text:span><text:span text:style-name="T224"> jaar tot april 203</text:span><text:span text:style-name="T232">4</text:span><text:span text:style-name="T224">.</text:span></text:p></text:note-body></text:note></text:span></text:span><text:span text:style-name="Strong_20_Emphasis"><text:span text:style-name="T122"><text:s/></text:span></text:span><text:span text:style-name="Strong_20_Emphasis"><text:span text:style-name="T124">Server</text:span></text:span><text:span text:style-name="Strong_20_Emphasis"><text:span text:style-name="T120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20">Vul </text:span><text:span text:style-name="T19">achter</text:span><text:span text:style-name="T16"> de </text:span><text:span text:style-name="Definition"><text:span text:style-name="T246">ONDERSTREEPTE</text:span></text:span><text:span text:style-name="T1"> </text:span><text:span text:style-name="T17">woorden</text:span><text:span text:style-name="T16"> het</text:span><text:span text:style-name="Strong_20_Emphasis"><text:span text:style-name="T165"> </text:span></text:span><text:span text:style-name="Strong_20_Emphasis"><text:span text:style-name="T166">tekstvak</text:span></text:span><text:span text:style-name="T17"> </text:span><text:span text:style-name="T20">in,</text:span><text:span text:style-name="T17"> </text:span><text:span text:style-name="T179">zie </text:span><text:span text:style-name="T217">[</text:span><text:span text:style-name="T179">toelichting</text:span><text:span text:style-name="T217">]</text:span><text:span text:style-name="T17">:</text:span></text:p>
      <text:p text:style-name="P1"><text:span text:style-name="Definition"><text:span text:style-name="T24">GEBRUIKER</text:span></text:span><text:span text:style-name="T187"><text:tab/><text:tab/></text:span><text:span text:style-name="T216"> <text:tab/><text:tab/></text:span><text:span text:style-name="T188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8"><text:tab/> <text:s text:c="2"/></text:span><text:span text:style-name="T189">[</text:span><text:span text:style-name="T191">N</text:span><text:span text:style-name="T182">aam, bijv. </text:span><text:span text:style-name="T183">J</text:span><text:span text:style-name="T214">a</text:span><text:span text:style-name="T183">n </text:span><text:span text:style-name="T214">Jansen</text:span><text:span text:style-name="T215">]</text:span></text:p>
      <text:p text:style-name="P59"><text:span text:style-name="Definition"><text:span text:style-name="T181">g</text:span></text:span><text:span text:style-name="Definition">ebruikersnaam</text:span><text:span text:style-name="Definition"><text:span text:style-name="T249"><text:tab/></text:span></text:span><text:span text:style-name="T180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80"><text:tab/> <text:s text:c="2"/></text:span><text:span text:style-name="T7">[</text:span><text:span text:style-name="T9">Gebruikers</text:span><text:span text:style-name="T6">naam, bijv. </text:span><text:span text:style-name="T130">j</text:span><text:span text:style-name="T131">a</text:span><text:span text:style-name="T130">n</text:span><text:span text:style-name="T132">]</text:span></text:p>
      <text:p text:style-name="P1"><text:span text:style-name="Definition"><text:span text:style-name="T250">server</text:span></text:span><text:span text:style-name="Definition">NAAM</text:span><text:span text:style-name="T193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8">[</text:span><text:span text:style-name="T199">N</text:span><text:span text:style-name="T194">aam van de </text:span><text:span text:style-name="T201">server</text:span><text:span text:style-name="T195">, </text:span><text:span text:style-name="T196">bijv. </text:span><text:span text:style-name="T200">sv</text:span><text:span text:style-name="T197">02</text:span><text:span text:style-name="T198">]</text:span></text:p>
      <text:p text:style-name="P1"><text:span text:style-name="Definition"><text:span text:style-name="T203">GEBRUIKER</text:span></text:span><text:span text:style-name="Definition"><text:span text:style-name="T208"><text:tab/></text:span></text:span><text:span text:style-name="T202"><text:tab/></text:span><text:span text:style-name="T216"> <text:tab/><text:tab/></text:span><text:span text:style-name="T188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8"><text:tab/> <text:s text:c="2"/></text:span><text:span text:style-name="T189">[</text:span><text:span text:style-name="T192">N</text:span><text:span text:style-name="T182">aam </text:span><text:span text:style-name="T186">evt. 2</text:span><text:span text:style-name="T218">e</text:span><text:span text:style-name="T184"> gebruiker</text:span><text:span text:style-name="T185">]</text:span></text:p>
      <text:p text:style-name="P59"><text:span text:style-name="Definition"><text:span text:style-name="T203">GEBRUIKERSN</text:span></text:span><text:span text:style-name="Definition"><text:span text:style-name="T204">aa</text:span></text:span><text:span text:style-name="Definition"><text:span text:style-name="T203">M</text:span></text:span><text:span text:style-name="Definition"><text:span text:style-name="T208"><text:tab/></text:span></text:span><text:span text:style-name="T180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80"><text:tab/> <text:s text:c="2"/></text:span><text:span text:style-name="T206">[</text:span><text:span text:style-name="T207">K</text:span><text:span text:style-name="T205">orte naam</text:span><text:span text:style-name="T209"> </text:span><text:span text:style-name="T210">e</text:span><text:span text:style-name="T211">vt. 2</text:span><text:span text:style-name="T219">e</text:span><text:span text:style-name="T211"> </text:span><text:span text:style-name="T212">gebruiker</text:span><text:span text:style-name="T213">]</text:span></text:p>
      <text:p text:style-name="P1"><text:span text:style-name="T133">Vervang </text:span><text:span text:style-name="T137">de</text:span><text:span text:style-name="T133"> </text:span><text:span text:style-name="Definition"><text:span text:style-name="T25">ONDERSTREEPTE</text:span></text:span><text:span text:style-name="T133"> </text:span><text:span text:style-name="T134">woorden </text:span><text:span text:style-name="T133">in deze checklist door </text:span><text:span text:style-name="T137">d</text:span><text:span text:style-name="T138">i</text:span><text:span text:style-name="T137">e </text:span><text:span text:style-name="T136">in </text:span><text:span text:style-name="T138">het</text:span><text:span text:style-name="Strong_20_Emphasis"><text:span text:style-name="T41"> </text:span></text:span><text:span text:style-name="Strong_20_Emphasis"><text:span text:style-name="T46">tekstvak</text:span></text:span><text:span text:style-name="T133">.</text:span></text:p>
      <text:p text:style-name="P32"/>
      <text:p text:style-name="P32"/>
      <text:p text:style-name="P2"><text:span text:style-name="T148">Nog niet op Linux?</text:span><text:span text:style-name="T140"><text:tab/></text:span><text:span text:style-name="Strong_20_Emphasis"><text:span text:style-name="T50"><draw:control text:anchor-type="as-char" draw:z-index="15" draw:name="Vorm3" draw:style-name="gr1" draw:text-style-name="P72" svg:width="0.35cm" svg:height="0.35cm" draw:control="control14"/></text:span></text:span><text:span text:style-name="T143"><text:tab/></text:span><text:span text:style-name="T144">G</text:span><text:span text:style-name="T141">ebruik </text:span><text:span text:style-name="Strong_20_Emphasis"><text:span text:style-name="T151">Checklist </text:span></text:span><text:span text:style-name="Strong_20_Emphasis"><text:span text:style-name="T152">overzetten</text:span></text:span><text:span text:style-name="T14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142"> onder </text:span><text:span text:style-name="T149">Linux</text:span><text:span text:style-name="T135">.</text:span></text:p>
      <text:p text:style-name="P2"><text:span text:style-name="T146">Nieuwe installatie?</text:span><text:span text:style-name="T135"><text:tab/></text:span><text:span text:style-name="Strong_20_Emphasis"><text:span text:style-name="T50"><draw:control text:anchor-type="as-char" draw:z-index="16" draw:name="Vorm 2" draw:style-name="gr1" draw:text-style-name="P72" svg:width="0.35cm" svg:height="0.35cm" draw:control="control15"/></text:span></text:span><text:span text:style-name="T145"><text:tab/></text:span><text:span text:style-name="T144">B</text:span><text:span text:style-name="T135">egin bij hoofdstuk </text:span><text:span text:style-name="T146"><text:bookmark-ref text:reference-format="page" text:ref-name="__RefNumPara__4009_1271708128">2</text:bookmark-ref></text:span><text:span text:style-name="T135"><text:s text:c="2"/></text:span><text:span text:style-name="T147"><text:bookmark-ref text:reference-format="text" text:ref-name="__RefNumPara__4009_1271708128">Installatie uitvoeren</text:bookmark-ref></text:span><text:span text:style-name="T139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9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9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5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43"><text:span text:style-name="User_20_Entry"><text:span text:style-name="T71">E</text:span></text:span><text:span text:style-name="User_20_Entry"><text:span text:style-name="T87">v</text:span></text:span><text:span text:style-name="User_20_Entry"><text:span text:style-name="T88">en</text:span></text:span><text:span text:style-name="User_20_Entry"><text:span text:style-name="T90">t</text:span></text:span><text:span text:style-name="User_20_Entry"><text:span text:style-name="T91">uele </text:span></text:span><text:span text:style-name="User_20_Entry"><text:span text:style-name="T92">extra </text:span></text:span><text:span text:style-name="Definition"><text:span text:style-name="T244">gebruiker</text:span></text:span><text:span text:style-name="User_20_Entry"><text:span text:style-name="T82">s</text:span></text:span><text:span text:style-name="User_20_Entry"><text:span text:style-name="T92"> aanmelden </text:span></text:span><text:span text:style-name="User_20_Entry"><text:span text:style-name="T93">en dezelfde stappen uitvoeren</text:span></text:span><text:span text:style-name="User_20_Entry"><text:span text:style-name="T89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9"><draw:control text:anchor-type="as-char" draw:z-index="17" draw:name="Vorm 3" draw:style-name="gr1" draw:text-style-name="P7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70">Type: </text:span></text:span><text:span text:style-name="User_20_Entry"><text:span text:style-name="T108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9"><draw:control text:anchor-type="as-char" draw:z-index="18" draw:name="Vorm 4" draw:style-name="gr1" draw:text-style-name="P7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9"><draw:control text:anchor-type="as-char" draw:z-index="19" draw:name="Vorm 5" draw:style-name="gr1" draw:text-style-name="P72" svg:width="0.35cm" svg:height="0.35cm" draw:control="control18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70">Type: </text:span></text:span><text:span text:style-name="Strong_20_Emphasis"><text:span text:style-name="T110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40">Kie</text:span></text:span><text:span text:style-name="Strong_20_Emphasis"><text:span text:style-name="T47">s</text:span></text:span><text:span text:style-name="Strong_20_Emphasis"><text:span text:style-name="T40"> </text:span></text:span><text:span text:style-name="Strong_20_Emphasis"><text:span text:style-name="T60">1</text:span></text:span><text:span text:style-name="Strong_20_Emphasis"><text:span text:style-name="T55"> 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50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50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4">Start de computer op vanaf</text:span><text:span text:style-name="T154"><text:note text:id="ftn3" text:note-class="footnote"><text:note-citation>1</text:note-citation><text:note-body><text:p text:style-name="P58"><text:span text:style-name="T97">B</text:span><text:span text:style-name="T98">ootmenu/</text:span><text:span text:style-name="T97">S</text:span><text:span text:style-name="T98">etup</text:span><text:span text:style-name="T96"> via </text:span><text:span text:style-name="T94">é</text:span><text:span text:style-name="T95">é</text:span><text:span text:style-name="T97">n van de </text:span><text:span text:style-name="Definition"><text:span text:style-name="T99">Veelgebruikte toetsen:</text:span></text:span><text:span text:style-name="Definition"><text:span text:style-name="T100"> </text:span></text:span><text:span text:style-name="User_20_Entry"><text:span text:style-name="T109">Esc</text:span></text:span><text:span text:style-name="User_20_Entry"><text:span text:style-name="T103">,</text:span></text:span><text:span text:style-name="Definition"><text:span text:style-name="T100"> </text:span></text:span><text:span text:style-name="User_20_Entry"><text:span text:style-name="T109">Delete</text:span></text:span><text:span text:style-name="User_20_Entry"><text:span text:style-name="T104">,</text:span></text:span><text:span text:style-name="Definition"><text:span text:style-name="T100"> </text:span></text:span><text:span text:style-name="User_20_Entry"><text:span text:style-name="T109">F1</text:span></text:span><text:span text:style-name="User_20_Entry"><text:span text:style-name="T104">,</text:span></text:span><text:span text:style-name="Definition"><text:span text:style-name="T100"> </text:span></text:span><text:span text:style-name="User_20_Entry"><text:span text:style-name="T109">F2</text:span></text:span><text:span text:style-name="User_20_Entry"><text:span text:style-name="T104">,</text:span></text:span><text:span text:style-name="Definition"><text:span text:style-name="T100"> </text:span></text:span><text:span text:style-name="User_20_Entry"><text:span text:style-name="T109">F9</text:span></text:span><text:span text:style-name="User_20_Entry"><text:span text:style-name="T104">,</text:span></text:span><text:span text:style-name="Definition"><text:span text:style-name="T100"> </text:span></text:span><text:span text:style-name="User_20_Entry"><text:span text:style-name="T109">F10</text:span></text:span><text:span text:style-name="User_20_Entry"><text:span text:style-name="T104">,</text:span></text:span><text:span text:style-name="Definition"><text:span text:style-name="T100"> </text:span></text:span><text:span text:style-name="User_20_Entry"><text:span text:style-name="T109">F11</text:span></text:span><text:span text:style-name="User_20_Entry"><text:span text:style-name="T104">,</text:span></text:span><text:span text:style-name="Definition"><text:span text:style-name="T100"> </text:span></text:span><text:span text:style-name="Definition"><text:span text:style-name="T101">o</text:span></text:span><text:span text:style-name="Definition"><text:span text:style-name="T102">f</text:span></text:span><text:span text:style-name="Definition"><text:span text:style-name="T100"> </text:span></text:span><text:span text:style-name="User_20_Entry"><text:span text:style-name="T109">F12</text:span></text:span><text:span text:style-name="User_20_Entry"><text:span text:style-name="T104">.</text:span></text:span></text:p></text:note-body></text:note></text:span><text:span text:style-name="T154"> </text:span><text:span text:style-name="T157">een </text:span><text:span text:style-name="Strong_20_Emphasis"><text:span text:style-name="T127"><text:user-field-get text:name="Distro">Ubuntu</text:user-field-get></text:span></text:span><text:span text:style-name="T153"><text:s/></text:span><text:span text:style-name="T128"><text:user-field-get text:name="Version">24.04</text:user-field-get></text:span><text:span text:style-name="T128"><text:s/></text:span><text:span text:style-name="Strong_20_Emphasis"><text:span text:style-name="T129">Server</text:span></text:span><text:span text:style-name="Strong_20_Emphasis"><text:span text:style-name="T64"> </text:span></text:span><text:span text:style-name="T65">Live</text:span><text:span text:style-name="T65"><text:note text:id="ftn4" text:note-class="footnote"><text:note-citation>2</text:note-citation><text:note-body><text:p text:style-name="P57"><text:span text:style-name="T220">Vanaf een </text:span><text:span text:style-name="T247">L</text:span><text:span text:style-name="T220">ive </text:span><text:span text:style-name="T248">USB</text:span><text:span text:style-name="T223">-stick</text:span><text:span text:style-name="T22"> </text:span><text:span text:style-name="T220">kunt u opstarten en </text:span><text:span text:style-name="T18">met </text:span><text:span text:style-name="Strong_20_Emphasis"><text:span text:style-name="T159"><text:user-field-get text:name="Distro">Ubuntu</text:user-field-get></text:span></text:span><text:span text:style-name="Strong_20_Emphasis"><text:span text:style-name="T159"><text:s/></text:span></text:span><text:span text:style-name="T220">werken zonder enige bestanden op de harde schijf te wijzigen en maakt ook installatie van </text:span><text:span text:style-name="Strong_20_Emphasis"><text:span text:style-name="T159"><text:user-field-get text:name="Distro">Ubuntu</text:user-field-get></text:span></text:span><text:span text:style-name="Strong_20_Emphasis"><text:span text:style-name="T159"><text:s/></text:span></text:span><text:span text:style-name="T220">mogelijk.</text:span></text:p></text:note-body></text:note></text:span><text:span text:style-name="T65"> </text:span><text:span text:style-name="T68">USB</text:span><text:span text:style-name="T66">-stick</text:span><text:span text:style-name="T66"><text:note text:id="ftn5" text:note-class="footnote"><text:note-citation>3</text:note-citation><text:note-body><text:p text:style-name="P63"><text:span text:style-name="Strong_20_Emphasis"><text:span text:style-name="T81">Maak een opstartbare USB-stick</text:span></text:span><text:span text:style-name="Strong_20_Emphasis"><text:span text:style-name="T77">:<text:line-break/></text:span></text:span><text:span text:style-name="Strong_20_Emphasis"><text:span text:style-name="T72">Download </text:span></text:span><text:span text:style-name="Strong_20_Emphasis"><text:span text:style-name="T73">een </text:span></text:span><text:span text:style-name="Strong_20_Emphasis"><text:span text:style-name="T84"><text:user-field-get text:name="Distro">Ubuntu</text:user-field-get></text:span></text:span><text:span text:style-name="Strong_20_Emphasis"><text:span text:style-name="T84"><text:s/></text:span></text:span><text:span text:style-name="Strong_20_Emphasis"><text:span text:style-name="T85">Server </text:span></text:span><text:span text:style-name="Strong_20_Emphasis"><text:span text:style-name="T84"><text:user-field-get text:name="Version">24.04</text:user-field-get></text:span></text:span><text:span text:style-name="Strong_20_Emphasis"><text:span text:style-name="T84"><text:s/></text:span></text:span><text:span text:style-name="Strong_20_Emphasis"><text:span text:style-name="T86">LTS </text:span></text:span><text:span text:style-name="Strong_20_Emphasis"><text:span text:style-name="T78">CD</text:span></text:span><text:span text:style-name="Strong_20_Emphasis"><text:span text:style-name="T80">-beeldbestand</text:span></text:span><text:span text:style-name="Strong_20_Emphasis"><text:span text:style-name="T74"> </text:span></text:span><text:span text:style-name="Strong_20_Emphasis"><text:span text:style-name="T75">(.iso) </text:span></text:span><text:span text:style-name="Strong_20_Emphasis"><text:span text:style-name="T74">vanaf </text:span></text:span><text:a xlink:type="simple" xlink:href="https://ubuntu.com/download" text:style-name="Internet_20_link" text:visited-style-name="Visited_20_Internet_20_Link"><text:span text:style-name="Strong_20_Emphasis"><text:span text:style-name="T222">ubuntu.com/download</text:span></text:span></text:a><text:span text:style-name="Strong_20_Emphasis"><text:span text:style-name="T74">.</text:span></text:span><text:span text:style-name="Strong_20_Emphasis"><text:span text:style-name="T76"><text:line-break/>De </text:span></text:span><text:span text:style-name="Strong_20_Emphasis"><text:span text:style-name="T79">ver</text:span></text:span><text:span text:style-name="Strong_20_Emphasis"><text:span text:style-name="T76">volgstappen staan beschreven in </text:span></text:span><text:span text:style-name="Strong_20_Emphasis"><text:span text:style-name="T83">Linux informatie</text:span></text:span><text:span text:style-name="Strong_20_Emphasis"><text:span text:style-name="T76">, te vinden op </text:span></text:span><text:a xlink:type="simple" xlink:href="https://karelzimmer.nl/" text:style-name="Internet_20_link" text:visited-style-name="Visited_20_Internet_20_Link"><text:span text:style-name="Strong_20_Emphasis"><text:span text:style-name="T221">karelzimmer.nl</text:span></text:span></text:a><text:span text:style-name="Strong_20_Emphasis"><text:span text:style-name="T76">, onder </text:span></text:span><text:span text:style-name="Strong_20_Emphasis"><text:span text:style-name="T83">Linux</text:span></text:span><text:span text:style-name="Strong_20_Emphasis"><text:span text:style-name="T76">.</text:span></text:span></text:p></text:note-body></text:note></text:span><text:span text:style-name="T67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7">Selecteer</text:span></text:span><text:span text:style-name="Strong_20_Emphasis"><text:span text:style-name="T34"> </text:span></text:span><text:span text:style-name="Strong_20_Emphasis"><text:span text:style-name="T56">Try or Install Ubuntu </text:span></text:span><text:span text:style-name="Strong_20_Emphasis"><text:span text:style-name="T57">Server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9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5">Kies</text:span><text:span text:style-name="T156"> </text:span><text:span text:style-name="T158">Nederlands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7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6">Bij</text:span><text:span text:style-name="T168"> </text:span><text:span text:style-name="Strong_20_Emphasis"><text:span text:style-name="T174">Profile setup</text:span></text:span><text:span text:style-name="T168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3">V</text:span><text:span text:style-name="T169">ul </text:span><text:span text:style-name="T170">in </text:span><text:span text:style-name="Strong_20_Emphasis"><text:span text:style-name="T174">Your</text:span></text:span><text:span text:style-name="Strong_20_Emphasis"><text:span text:style-name="T171"> n</text:span></text:span><text:span text:style-name="Strong_20_Emphasis"><text:span text:style-name="T172">a</text:span></text:span><text:span text:style-name="Strong_20_Emphasis"><text:span text:style-name="T174">me</text:span></text:span><text:span text:style-name="Strong_20_Emphasis"><text:span text:style-name="T161"> </text:span></text:span><text:span text:style-name="Definition"><text:span text:style-name="T4">gebruiker</text:span></text:span><text:span text:style-name="Strong_20_Emphasis"><text:span text:style-name="T162">, <text:line-break/></text:span></text:span><text:span text:style-name="Strong_20_Emphasis"><text:span text:style-name="T174">Your server</text:span></text:span><text:span text:style-name="Strong_20_Emphasis"><text:span text:style-name="T177">'</text:span></text:span><text:span text:style-name="Strong_20_Emphasis"><text:span text:style-name="T178">s name</text:span></text:span><text:span text:style-name="Definition"><text:span text:style-name="T15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61">,<text:line-break/></text:span></text:span><text:span text:style-name="Strong_20_Emphasis"><text:span text:style-name="T175">Pick a username</text:span></text:span><text:span text:style-name="Strong_20_Emphasis"><text:span text:style-name="T161"> </text:span></text:span><text:span text:style-name="Definition"><text:span text:style-name="T4">gebruikersnaam</text:span></text:span><text:span text:style-name="Strong_20_Emphasis"><text:span text:style-name="T161">, </text:span></text:span><text:span text:style-name="Strong_20_Emphasis"><text:span text:style-name="T164">en</text:span></text:span><text:span text:style-name="Strong_20_Emphasis"><text:span text:style-name="T161"><text:line-break/></text:span></text:span><text:span text:style-name="Strong_20_Emphasis"><text:span text:style-name="T163">g</text:span></text:span><text:span text:style-name="Strong_20_Emphasis"><text:span text:style-name="T160">eef tweemaal een </text:span></text:span><text:span text:style-name="Strong_20_Emphasis"><text:span text:style-name="T167">wachtwoord</text:span></text:span><text:span text:style-name="Strong_20_Emphasis"><text:span text:style-name="T160">.</text:span></text:span></text:p>
          </table:table-cell>
        </table:table-row>
      </table:table>
      <text:p text:style-name="P33"><text:span text:style-name="Strong_20_Emphasis"><text:span text:style-name="T51"/></text:span></text:p>
      <text:list text:continue-numbering="true" text:style-name="L1">
        <text:list-item>
          <text:p text:style-name="P66"><text:span text:style-name="Strong_20_Emphasis"><text:span text:style-name="T58">Installatie </text:span></text:span><text:span text:style-name="Strong_20_Emphasis"><text:span text:style-name="T59">afronden</text:span></text:span></text:p>
        </text:list-item>
      </text:list>
      <text:p text:style-name="P34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50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3">Aanmelden als </text:span></text:span><text:span text:style-name="Definition"><text:span text:style-name="T11">gebruik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2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9"><draw:control text:anchor-type="as-char" draw:z-index="20" draw:name="Vorm4" draw:style-name="gr1" draw:text-style-name="P72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70">Type: </text:span></text:span><text:span text:style-name="User_20_Entry"><text:span text:style-name="T108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9"><draw:control text:anchor-type="as-char" draw:z-index="21" draw:name="Vorm 7" draw:style-name="gr1" draw:text-style-name="P72" svg:width="0.35cm" svg:height="0.35cm" draw:control="control20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70">Type: </text:span></text:span><text:span text:style-name="Strong_20_Emphasis"><text:span text:style-name="T110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40">Kie</text:span></text:span><text:span text:style-name="Strong_20_Emphasis"><text:span text:style-name="T48">s</text:span></text:span><text:span text:style-name="Strong_20_Emphasis"><text:span text:style-name="T42"> </text:span></text:span><text:span text:style-name="Strong_20_Emphasis"><text:span text:style-name="T61">3</text:span></text:span><text:span text:style-name="Strong_20_Emphasis"><text:span text:style-name="T54"> 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4"><text:span text:style-name="Strong_20_Emphasis"><text:span text:style-name="T33"><text:tab/></text:span></text:span></text:p>
      <text:p text:style-name="P35"><text:span text:style-name="Strong_20_Emphasis"><text:span text:style-name="T43"/></text:span></text:p>
      <text:p text:style-name="P36"><text:span text:style-name="Strong_20_Emphasis"><text:span text:style-name="T40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50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50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3">Aanmelden als </text:span></text:span><text:span text:style-name="Definition"><text:span text:style-name="T11">gebruiker</text:span></text:span><text:span text:style-name="Strong_20_Emphasis"><text:span text:style-name="T44"><text:note text:id="ftn6" text:note-class="footnote"><text:note-citation>1</text:note-citation><text:note-body><text:p text:style-name="P44"><text:span text:style-name="User_20_Entry"><text:span text:style-name="T105">E</text:span></text:span><text:span text:style-name="User_20_Entry"><text:span text:style-name="T107">ventuele extra </text:span></text:span><text:span text:style-name="Definition"><text:span text:style-name="T245">gebruiker</text:span></text:span><text:span text:style-name="User_20_Entry"><text:span text:style-name="T106">s</text:span></text:span><text:span text:style-name="User_20_Entry"><text:span text:style-name="T107"> aanmelden en dezelfde stappen uitvoeren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9"><draw:control text:anchor-type="as-char" draw:z-index="22" draw:name="Vorm 8" draw:style-name="gr1" draw:text-style-name="P72" svg:width="0.35cm" svg:height="0.35cm" draw:control="control21"/></text:span></text:span></text:p>
          </table:table-cell>
          <table:table-cell table:style-name="Tabel2.A1" office:value-type="string">
            <text:p text:style-name="P54"><text:span text:style-name="Strong_20_Emphasis"><text:span text:style-name="T69"><draw:control text:anchor-type="as-char" draw:z-index="23" draw:name="Vorm 9" draw:style-name="gr1" draw:text-style-name="P72" svg:width="0.35cm" svg:height="0.35cm" draw:control="control22"/></text:span></text:span></text:p>
          </table:table-cell>
          <table:table-cell table:style-name="Tabel2.D3" office:value-type="string">
            <text:p text:style-name="P61"><text:span text:style-name="Strong_20_Emphasis"><text:span text:style-name="T70">Type: </text:span></text:span><text:span text:style-name="Strong_20_Emphasis"><text:span text:style-name="T110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40">Kie</text:span></text:span><text:span text:style-name="Strong_20_Emphasis"><text:span text:style-name="T48">s</text:span></text:span><text:span text:style-name="Strong_20_Emphasis"><text:span text:style-name="T42"> </text:span></text:span><text:span text:style-name="Strong_20_Emphasis"><text:span text:style-name="T62">4</text:span></text:span><text:span text:style-name="Strong_20_Emphasis"><text:span text:style-name="T53"> 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3"><text:span text:style-name="Strong_20_Emphasis"><text:span text:style-name="T45"/></text:span></text:p>
      <text:p text:style-name="P30"/>
      <text:p text:style-name="P31"><text:span text:style-name="T111">E</text:span><text:span text:style-name="T112">inde c</text:span><text:span text:style-name="T113">hecklist, </text:span><text:span text:style-name="T114">d</text:span><text:span text:style-name="T113">e installatie van </text:span><text:span text:style-name="Strong_20_Emphasis"><text:span text:style-name="T125"><text:user-field-get text:name="Distro">Ubuntu</text:user-field-get></text:span></text:span><text:span text:style-name="T115"><text:s/></text:span><text:span text:style-name="T116"><text:user-field-get text:name="Version">24.04</text:user-field-get></text:span><text:span text:style-name="T116"><text:s/></text:span><text:span text:style-name="Strong_20_Emphasis"><text:span text:style-name="T126">Server</text:span></text:span><text:span text:style-name="Strong_20_Emphasis"><text:span text:style-name="T63"> </text:span></text:span><text:span text:style-name="T113">is voltooid.</text:span></text:p>
      <text:p text:style-name="P7"/>
      <text:list text:style-name="L2">
        <text:list-header>
          <text:p text:style-name="P70"><text:span text:style-name="Emphasis"><text:span text:style-name="T23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0">Karel Zimmer</text:span></text:span></text:a><text:span text:style-name="Emphasis"><text:span text:style-name="T241">.</text:span></text:span></text:p>
          <text:p text:style-name="P71"><text:span text:style-name="Emphasis"><text:span text:style-name="T241">C</text:span></text:span><text:span text:style-name="Emphasis"><text:span text:style-name="T242">C0</text:span></text:span><text:span text:style-name="Emphasis"><text:span text:style-name="T241"> 1.0 </text:span></text:span><text:span text:style-name="Emphasis"><text:span text:style-name="T243">Universeel</text:span></text:span><text:span text:style-name="Emphasis"><text:span text:style-name="T241"> </text:span></text:span><text:span text:style-name="Emphasis"><text:span text:style-name="T23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8"><text:s/></text:span></text:span><text:span text:style-name="Emphasis"><text:span text:style-name="T23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7-11T20:19:07.070686379">11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11T20:19:06.959769018</dc:date>
    <meta:keyword>Installatie</meta:keyword>
    <meta:keyword>Checklist</meta:keyword>
    <meta:keyword>Linux</meta:keyword>
    <meta:editing-cycles>6870</meta:editing-cycles>
    <meta:editing-duration>P12DT6H41M23S</meta:editing-duration>
    <dc:creator>Karel Zimmer</dc:creator>
    <meta:document-statistic meta:table-count="4" meta:image-count="2" meta:object-count="0" meta:page-count="4" meta:paragraph-count="64" meta:word-count="367" meta:character-count="2578" meta:non-whitespace-character-count="2225"/>
    <meta:user-defined meta:name="Info 1"/>
    <meta:user-defined meta:name="Info 2"/>
    <meta:user-defined meta:name="Info 3"/>
    <meta:user-defined meta:name="Info 4"/>
  </office:meta>
</office:document-meta>
</file>